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ystems</text:span><text:span text:style-name="T2"> </text:span><text:span text:style-name="T3">Engineer</text:span> 2014-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4">Operations</text:span><text:span text:style-name="T5"> </text:span><text:span text:style-name="T6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7">Systems</text:span><text:span text:style-name="T8"> </text:span><text:span text:style-name="T9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0">Junior</text:span><text:span text:style-name="T11"> </text:span><text:span text:style-name="T12">System</text:span><text:span text:style-name="T13"> </text:span><text:span text:style-name="T14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15">Network</text:span><text:span text:style-name="T16"> </text:span><text:span text:style-name="T17">and</text:span><text:span text:style-name="T18"> </text:span><text:span text:style-name="T19">Systems</text:span><text:span text:style-name="T20"> </text:span><text:span text:style-name="T21">Administration</text:span><text:span text:style-name="T22"> </text:span><text:span text:style-name="T23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4">Curriculum</text:span><text:span text:style-name="T25"> </text:span><text:span text:style-name="T26">and</text:span><text:span text:style-name="T27"> </text:span><text:span text:style-name="T28">Teaching</text:span><text:span text:style-name="T29"> </text:span><text:span text:style-name="T30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1">Degree</text:span><text:line-break/>- BA English, minor in Political Science from <text:a xlink:type="simple" xlink:href="http://www.rutgers.edu/" office:name=""><text:span text:style-name="Definition"><text:span text:style-name="T32">Rutgers</text:span><text:span text:style-name="T33"> </text:span><text:span text:style-name="T34">University,</text:span><text:span text:style-name="T35"> </text:span><text:span text:style-name="T36">New</text:span><text:span text:style-name="T37"> </text:span><text:span text:style-name="T38">Bruswick</text:span></text:span></text:a> (1992).</text:p>
      <text:p text:style-name="Text_20_body"><text:span text:style-name="T39">Nonmatriculated</text:span><text:line-break/>- 40 credits Computer Science, <text:a xlink:type="simple" xlink:href="http://www.stevens.edu/sit/" office:name=""><text:span text:style-name="Definition"><text:span text:style-name="T40">Stevens</text:span><text:span text:style-name="T41"> </text:span><text:span text:style-name="T42">Institute</text:span><text:span text:style-name="T43"> </text:span><text:span text:style-name="T44">of</text:span><text:span text:style-name="T45"> </text:span><text:span text:style-name="T46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47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48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49">Hoboken</text:span><text:span text:style-name="T50"> </text:span><text:span text:style-name="T51">CERT</text:span></text:span></text:a>.</text:p>
        </text:list-item>
        <text:list-item>
          <text:p text:style-name="P1">2004-2006 webmaster; editor, <text:span text:style-name="T52">NonServiam</text:span><text:span text:style-name="T53"> </text:span><text:span text:style-name="T54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55">The</text:span><text:span text:style-name="T56"> </text:span><text:span text:style-name="T57">Brooklyn</text:span><text:span text:style-name="T58"> </text:span><text:span text:style-name="T59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0">Frog</text:span><text:span text:style-name="T61"> </text:span><text:span text:style-name="T62">and</text:span><text:span text:style-name="T63"> </text:span><text:span text:style-name="T64">the</text:span><text:span text:style-name="T65"> </text:span><text:span text:style-name="T66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